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Electron" svg:font-family="Electro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>
      <style:text-properties fo:font-style="normal" style:font-style-asian="normal" style:font-style-complex="normal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6" style:family="paragraph" style:parent-style-name="Preformatted_20_Text" style:list-style-name="L1"/>
    <style:style style:name="P7" style:family="paragraph" style:parent-style-name="Preformatted_20_Text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baseli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stSOS WEBADMIN MANUAL</text:h>
      <text:p text:style-name="Preformatted_20_Text"/>
      <text:p text:style-name="Preformatted_20_Text">IstSOS WebAdmin is a graphical user interface specifically developed to manage istSOS services and data.</text:p>
      <text:p text:style-name="Preformatted_20_Text"/>
      <text:p text:style-name="Preformatted_20_Text"/>
      <text:p text:style-name="Preformatted_20_Text"/>
      <text:p text:style-name="Preformatted_20_Text"/>
      <text:h text:style-name="P8" text:outline-level="1"/>
      <text:h text:style-name="P9" text:outline-level="1">SERVICE SPECIFICATIONS</text:h>
      <text:p text:style-name="Preformatted_20_Text">IstSOS WebAdmin provide responses to a number of HTTP requests.</text:p>
      <text:p text:style-name="Preformatted_20_Text"/>
      <text:p text:style-name="P1">Supported requests in version 1.0.0</text:p>
      <text:list xml:id="list2017857180" text:style-name="L1">
        <text:list-item>
          <text:p text:style-name="P6">The only supported request-method is <text:span text:style-name="T1">GET</text:span>.</text:p>
        </text:list-item>
        <text:list-item>
          <text:p text:style-name="P6">The only supported request-object format is <text:span text:style-name="T1">JSON</text:span>.</text:p>
        </text:list-item>
      </text:list>
      <text:p text:style-name="Preformatted_20_Text"/>
      <text:p text:style-name="P1">Request-object schema</text:p>
      <text:p text:style-name="Preformatted_20_Text">Each request has the following structure:</text:p>
      <text:p text:style-name="P2"/>
      <text:p text:style-name="P5">{ </text:p>
      <text:p text:style-name="P5"><text:s text:c="4"/>"<text:span text:style-name="T1">service</text:span>": "SOSWA", </text:p>
      <text:p text:style-name="P5"><text:s text:c="4"/>"<text:span text:style-name="T1">version</text:span>": "1.0.0", </text:p>
      <text:p text:style-name="P5"><text:s text:c="4"/>"<text:span text:style-name="T1">request</text:span>": "get", </text:p>
      <text:p text:style-name="P5"><text:s text:c="4"/>"<text:span text:style-name="T1">typename</text:span>": "serverStatus", </text:p>
      <text:p text:style-name="P5"><text:s text:c="4"/>"lang": "IT", </text:p>
      <text:p text:style-name="P5"><text:s text:c="4"/>"<text:span text:style-name="T2">outputFormat</text:span>" : "application/json", </text:p>
      <text:p text:style-name="P5"><text:s text:c="4"/>"<text:span text:style-name="T2">data</text:span>" : {…} </text:p>
      <text:p text:style-name="P5">}</text:p>
      <text:p text:style-name="Preformatted_20_Text"/>
      <text:p text:style-name="Preformatted_20_Text">N.B.:</text:p>
      <text:p text:style-name="Preformatted_20_Text">In <text:span text:style-name="T2">bold</text:span> mandatory parameters. Optional parameters if not set get their default values or guess it from the http request header.</text:p>
      <text:p text:style-name="Preformatted_20_Text"/>
      <text:p text:style-name="Preformatted_20_Text">The data parameter is a JSON object with specific fields as defined in each perticular request/typename combination.</text:p>
      <text:h text:style-name="Heading_20_2" text:outline-level="2">Class waFilter</text:h>
      <text:p text:style-name="Preformatted_20_Text">A class <text:span text:style-name="T1">waFilter</text:span> and its specific extensions are used to parse and check the validity of the request object.</text:p>
      <text:p text:style-name="Preformatted_20_Text"/>
      <text:p text:style-name="Preformatted_20_Text">The following is the base class properties, no methods are available.</text:p>
      <text:p text:style-name="P7"><draw:frame draw:style-name="fr1" draw:name="Frame1" text:anchor-type="as-char" fo:min-width="6.798in" draw:z-index="0"><draw:text-box fo:min-height="2.061in"><text:p text:style-name="Preformatted_20_Text">Class waFilter():</text:p><text:p text:style-name="Preformatted_20_Text"><text:tab/>self.method<text:tab/><text:tab/><text:tab/>(http-request-method)</text:p><text:p text:style-name="Preformatted_20_Text"><text:tab/>self.charset <text:tab/><text:tab/>(http-request-charset)</text:p><text:p text:style-name="Preformatted_20_Text"><text:tab/>self.req_type <text:tab/><text:tab/>(http-request-type)</text:p><text:p text:style-name="Preformatted_20_Text"><text:tab/>self.req_content_type<text:tab/>(http-request-content-type)</text:p><text:p text:style-name="Preformatted_20_Text"><text:tab/>self.lang <text:tab/><text:tab/><text:tab/>(request language)</text:p><text:p text:style-name="Preformatted_20_Text"><text:tab/>self.service <text:tab/><text:tab/>(request service)</text:p><text:p text:style-name="Preformatted_20_Text"><text:tab/>self.version <text:tab/><text:tab/>(request version)</text:p><text:p text:style-name="Preformatted_20_Text"><text:tab/>self.request <text:tab/><text:tab/>(request main-type)</text:p><text:p text:style-name="Preformatted_20_Text"><text:tab/>self.typename <text:tab/><text:tab/>(request sub-type)</text:p><text:p text:style-name="Preformatted_20_Text"><text:tab/>self.outputformat <text:tab/>(request output format)</text:p><text:p text:style-name="Preformatted_20_Text"><text:tab/>self.data<text:tab/><text:tab/><text:tab/>(request provided data)</text:p></draw:text-box></draw:frame></text:p>
      <text:p text:style-name="P4"/>
      <text:p text:style-name="Preformatted_20_Text">The class is instantiated by:</text:p>
      <text:p text:style-name="Preformatted_20_Text"><draw:frame draw:style-name="fr2" draw:name="Frame2" text:anchor-type="as-char" fo:min-width="6.8327in" draw:z-index="1"><draw:text-box fo:min-height="0.2811in"><text:p text:style-name="P3">myfilter = waFilter(method,content_type,syslang,charset,request)</text:p></draw:text-box></draw:frame></text:p>
      <text:p text:style-name="Preformatted_20_Text">where <text:span text:style-name="T3">request</text:span> is the wsgi.input object.</text:p>
      <text:p text:style-name="Preformatted_20_Text"/>
      <text:p text:style-name="Preformatted_20_Text"><text:s/></text:p>
      <text:p text:style-name="Preformatted_20_Text"/>
      <text:p text:style-name="Preformatted_20_Text"><text:soft-page-break/></text:p>
      <text:p text:style-name="Preformatted_20_Text"/>
      <text:p text:style-name="Preformatted_20_Text">GetServerSta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Electron" svg:font-family="Electro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fo:text-align="justify" style:justify-single-word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9T18:18:24</dc:date>
    <dc:creator>Massimiliano Cannata</dc:creator>
    <meta:generator>OpenOffice.org/3.2$Linux OpenOffice.org_project/320m12$Build-9483</meta:generator>
    <meta:editing-duration>PT01H56M13S</meta:editing-duration>
    <meta:editing-cycles>27</meta:editing-cycles>
    <meta:document-statistic meta:table-count="0" meta:image-count="0" meta:object-count="0" meta:page-count="3" meta:paragraph-count="43" meta:word-count="198" meta:character-count="1599"/>
  </office:meta>
</office:document-meta>
</file>